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ToString.evaluate( List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xpFunctionResolver.JaxpFunctionResolver( CompilerContext cctx , OXPath20ExpressionBPEL20 out , NSContext nsContext , String bpel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sertAfter.evaluate( List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name.evaluate( List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sertAsFirstInto.evaluate( List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sertBefore.evaluate( List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xpFunctionResolver.resolveFunction( QName functionName , int arity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7">
            <text:p text:style-name="Table_20_Contents">7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Delete.evaluate( List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tVariableProperty.evaluate( List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oXslTransform.evaluate( List param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sertInto.evaluate( List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seUrl.evaluate( List ar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litToElements.evaluate( List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sertAsLastInto.evaluate( List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bineUrl.evaluate( List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